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 fo:language="is" fo:country="IS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 fo:language="is" fo:country="IS"/>
    </style:style>
    <style:style style:name="P3" style:parent-style-name="Normal" style:family="paragraph">
      <style:text-properties fo:font-size="12pt" style:font-size-asian="12pt" style:font-size-complex="12pt" fo:language="is" fo:country="IS"/>
    </style:style>
    <style:style style:name="P4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5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6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7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8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9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0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1" style:parent-style-name="ListParagraph" style:list-style-name="LFO1" style:family="paragraph">
      <style:text-properties fo:font-size="12pt" style:font-size-asian="12pt" style:font-size-complex="12pt" fo:language="is" fo:country="IS"/>
    </style:style>
    <style:style style:name="P12" style:parent-style-name="Normal" style:family="paragraph">
      <style:text-properties fo:font-size="12pt" style:font-size-asian="12pt" style:font-size-complex="12pt" fo:language="is" fo:country="IS"/>
    </style:style>
  </office:automatic-styles>
  <office:body>
    <office:text text:use-soft-page-breaks="true">
      <text:p text:style-name="P1">Assignment 1</text:p>
      <text:p text:style-name="P2"/>
      <text:p text:style-name="P3">Kröfur sem við höfum gert á okkar síðu</text:p>
      <text:list text:style-name="LFO1" text:continue-numbering="true">
        <text:list-item>
          <text:p text:style-name="P4">Hægt að fara á sinn aðgang (mín síða)</text:p>
        </text:list-item>
        <text:list-item>
          <text:p text:style-name="P5">Auðvelt að skrá og fjarlæga tíma<text:s/></text:p>
        </text:list-item>
        <text:list-item>
          <text:p text:style-name="P6">Forsíða verður að vera einföld og þæginleg</text:p>
        </text:list-item>
        <text:list-item>
          <text:p text:style-name="P7">Síðan á að þekkja hvort notandi hefur skráð sig inn í sömu tölvu</text:p>
        </text:list-item>
        <text:list-item>
          <text:p text:style-name="P8">Stundataflan er það fyrsta sem sést á mínum síðum</text:p>
        </text:list-item>
        <text:list-item>
          <text:p text:style-name="P9">Kerfið á að vera einfalt fyrir nýja notendur</text:p>
        </text:list-item>
        <text:list-item>
          <text:p text:style-name="P10">Hraðskreitt og öruggt</text:p>
        </text:list-item>
        <text:list-item>
          <text:p text:style-name="P11">Auðvelt að hafa samband við okkur í gegnum síðuna</text:p>
        </text:list-item>
      </text:list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Jakob Gressier</meta:initial-creator>
    <dc:creator>Victor Jakob Gressier</dc:creator>
    <meta:creation-date>2016-01-26T10:27:00Z</meta:creation-date>
    <dc:date>2016-01-26T11:48:00Z</dc:date>
    <meta:template xlink:href="Normal.dotm" xlink:type="simple"/>
    <meta:editing-cycles>1</meta:editing-cycles>
    <meta:editing-duration>PT4860S</meta:editing-duration>
    <meta:document-statistic meta:page-count="1" meta:paragraph-count="1" meta:word-count="59" meta:character-count="400" meta:row-count="2" meta:non-whitespace-character-count="342"/>
  </office:meta>
</office:document-meta>
</file>